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ubsection">
      <style:paragraph-properties fo:margin-top="0.0693in" fo:margin-bottom="0.1945in" style:contextual-spacing="false"/>
      <style:text-properties officeooo:paragraph-rsid="0003d70c"/>
    </style:style>
    <style:style style:name="P2" style:family="paragraph" style:parent-style-name="List_20_Bullet">
      <style:text-properties fo:font-size="12pt" fo:font-weight="bold" style:font-size-asian="12pt" style:font-weight-asian="bold" style:font-size-complex="12pt"/>
    </style:style>
    <style:style style:name="P3" style:family="paragraph" style:parent-style-name="List_20_Bullet">
      <style:text-properties officeooo:rsid="000d72c3" officeooo:paragraph-rsid="000d72c3"/>
    </style:style>
    <style:style style:name="P4" style:family="paragraph" style:parent-style-name="Standard">
      <style:text-properties officeooo:rsid="000d72c3" officeooo:paragraph-rsid="00155a28"/>
    </style:style>
    <style:style style:name="P5" style:family="paragraph" style:parent-style-name="Standard">
      <style:text-properties officeooo:rsid="0015a2dd" officeooo:paragraph-rsid="0015a2dd"/>
    </style:style>
    <style:style style:name="P6" style:family="paragraph" style:parent-style-name="Section_20_Heading">
      <style:text-properties fo:color="#2e74b5" officeooo:paragraph-rsid="0013c81b"/>
    </style:style>
    <style:style style:name="P7" style:family="paragraph" style:parent-style-name="Section_20_Heading">
      <style:text-properties officeooo:rsid="0012b16e" officeooo:paragraph-rsid="0012b16e"/>
    </style:style>
    <style:style style:name="P8" style:family="paragraph" style:parent-style-name="Section_20_Heading">
      <style:text-properties officeooo:paragraph-rsid="0012b16e"/>
    </style:style>
    <style:style style:name="P9" style:family="paragraph" style:parent-style-name="Section_20_Heading">
      <style:text-properties officeooo:rsid="00155a28" officeooo:paragraph-rsid="00155a28"/>
    </style:style>
    <style:style style:name="P10" style:family="paragraph" style:parent-style-name="Section_20_Heading">
      <style:text-properties officeooo:rsid="0015a2dd" officeooo:paragraph-rsid="0015a2dd"/>
    </style:style>
    <style:style style:name="P11" style:family="paragraph" style:parent-style-name="List_20_Bullet" style:master-page-name="First_20_Page">
      <style:paragraph-properties style:page-number="auto"/>
      <style:text-properties fo:color="#2e74b5" fo:font-size="24pt" fo:font-weight="bold" style:font-size-asian="24pt" style:font-weight-asian="bold" style:font-size-complex="24pt"/>
    </style:style>
    <style:style style:name="P12" style:family="paragraph" style:parent-style-name="List_20_Bullet">
      <style:text-properties officeooo:rsid="000d72c3" officeooo:paragraph-rsid="000d72c3"/>
    </style:style>
    <style:style style:name="P13" style:family="paragraph" style:parent-style-name="List_20_Bullet">
      <style:text-properties officeooo:rsid="000d72c3" officeooo:paragraph-rsid="001454cf"/>
    </style:style>
    <style:style style:name="P14" style:family="paragraph" style:parent-style-name="List_20_Bullet">
      <style:text-properties officeooo:paragraph-rsid="0012b16e"/>
    </style:style>
    <style:style style:name="P15" style:family="paragraph" style:parent-style-name="List_20_Bullet">
      <style:text-properties officeooo:rsid="001454cf" officeooo:paragraph-rsid="001454cf"/>
    </style:style>
    <style:style style:name="P16" style:family="paragraph" style:parent-style-name="List_20_Bullet">
      <style:paragraph-properties fo:margin-left="0in" fo:margin-right="0in" fo:margin-top="0.0693in" fo:margin-bottom="0.1945in" style:contextual-spacing="false" fo:text-indent="0in" style:auto-text-indent="false"/>
      <style:text-properties officeooo:paragraph-rsid="001093fa"/>
    </style:style>
    <style:style style:name="P17" style:family="paragraph" style:parent-style-name="List_20_Bullet">
      <style:paragraph-properties fo:margin-left="0in" fo:margin-right="0in" fo:margin-top="0.0693in" fo:margin-bottom="0.1945in" style:contextual-spacing="false" fo:text-indent="0in" style:auto-text-indent="false"/>
      <style:text-properties fo:font-size="10pt" fo:font-weight="bold" officeooo:paragraph-rsid="001093fa" style:font-size-asian="10pt" style:font-weight-asian="bold" style:font-size-complex="10pt" style:font-weight-complex="bold"/>
    </style:style>
    <style:style style:name="P18" style:family="paragraph" style:parent-style-name="List_20_Bullet">
      <style:paragraph-properties fo:margin-left="0in" fo:margin-right="0in" fo:margin-top="0.0693in" fo:margin-bottom="0.1945in" style:contextual-spacing="false" fo:text-indent="0in" style:auto-text-indent="false"/>
      <style:text-properties officeooo:paragraph-rsid="00155a28"/>
    </style:style>
    <style:style style:name="P19" style:family="paragraph" style:parent-style-name="Subsection">
      <style:paragraph-properties fo:margin-top="0.0693in" fo:margin-bottom="0.1945in" style:contextual-spacing="false"/>
      <style:text-properties officeooo:rsid="0013c81b" officeooo:paragraph-rsid="0013c81b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officeooo:rsid="00056273"/>
    </style:style>
    <style:style style:name="T2" style:family="text">
      <style:text-properties officeooo:rsid="000eb1c4"/>
    </style:style>
    <style:style style:name="T3" style:family="text">
      <style:text-properties fo:color="#2e74b5"/>
    </style:style>
    <style:style style:name="T4" style:family="text">
      <style:text-properties fo:color="#2e74b5" officeooo:rsid="001093fa"/>
    </style:style>
    <style:style style:name="T5" style:family="text">
      <style:text-properties officeooo:rsid="000d72c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93fa"/>
    </style:style>
    <style:style style:name="T8" style:family="text">
      <style:text-properties style:text-underline-style="none" officeooo:rsid="00155a28"/>
    </style:style>
    <style:style style:name="T9" style:family="text">
      <style:text-properties style:text-underline-style="none" officeooo:rsid="0016d227"/>
    </style:style>
    <style:style style:name="T10" style:family="text">
      <style:text-properties officeooo:rsid="001255af"/>
    </style:style>
    <style:style style:name="T11" style:family="text">
      <style:text-properties officeooo:rsid="0012b16e"/>
    </style:style>
    <style:style style:name="T12" style:family="text">
      <style:text-properties officeooo:rsid="001454cf"/>
    </style:style>
    <style:style style:name="T13" style:family="text">
      <style:text-properties fo:font-size="10pt" style:text-underline-style="none" fo:font-weight="bold" officeooo:rsid="00155a28" style:font-size-asian="10pt" style:font-weight-asian="bold" style:font-size-complex="10pt" style:font-weight-complex="bold"/>
    </style:style>
    <style:style style:name="T14" style:family="text">
      <style:text-properties fo:font-size="10pt" style:text-underline-style="none" fo:font-weight="bold" officeooo:rsid="001093fa" style:font-size-asian="10pt" style:font-weight-asian="bold" style:font-size-complex="10pt" style:font-weight-complex="bold"/>
    </style:style>
    <style:style style:name="T15" style:family="text">
      <style:text-properties officeooo:rsid="00176cc3"/>
    </style:style>
    <style:style style:name="T16" style:family="text">
      <style:text-properties fo:color="#ffffff" fo:font-size="13pt" style:font-size-asian="13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5b9bd5" fo:font-size="14pt" fo:font-weight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626in" svg:stroke-color="#5b9bd5" draw:stroke-linejoin="miter" draw:fill="solid" draw:fill-color="#ffffff" draw:textarea-horizontal-align="center" draw:textarea-vertical-align="top" fo:padding-top="0.0311in" fo:padding-bottom="0.0311in" fo:padding-left="0.0311in" fo:padding-right="0.031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5b9bd5" draw:textarea-horizontal-align="center" draw:textarea-vertical-align="top" fo:padding-top="0in" fo:padding-bottom="0in" fo:padding-left="0in" fo:padding-right="0in" style:run-through="background"/>
    </style:style>
    <style:style style:name="gr4" style:family="graphic">
      <style:graphic-properties draw:stroke="none" svg:stroke-width="0in" draw:fill="solid" draw:fill-color="#5b9bd5" draw:textarea-horizontal-align="center" draw:textarea-vertical-align="top" fo:padding-top="0.2in" fo:padding-bottom="0.25in" fo:padding-left="0.1in" fo:padding-right="0.1201in" style:run-through="background"/>
    </style:style>
    <style:style style:name="gr5" style:family="graphic">
      <style:graphic-properties draw:stroke="none" svg:stroke-width="0in" draw:fill="none" draw:textarea-vertical-align="middle" fo:min-height="0.4638in" fo:min-width="2.2528in" fo:padding-top="0.1in" fo:padding-bottom="0.1in" fo:padding-left="0.1in" fo:padding-right="0.1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line text:anchor-type="paragraph" draw:z-index="0" draw:name="Straight Connector 5" draw:style-name="gr1" draw:text-style-name="P20" svg:x1="-0.0201in" svg:y1="0.4543in" svg:x2="4.7091in" svg:y2="0.4646in"><text:p/></draw:line>Rigoberto “Rigo” Limon</text:p>
      <text:p text:style-name="List_20_Bullet"><draw:g text:anchor-type="char" draw:z-index="1" draw:name="Group 201" draw:style-name="gr2"><draw:rect draw:name="Rectangle 202" draw:style-name="gr3" draw:text-style-name="P20" svg:width="2.2295in" svg:height="0.2504in" svg:x="5.1583in" svg:y="-0.0134in"><text:p/></draw:rect><draw:rect draw:name="Rectangle 203" draw:style-name="gr4" draw:text-style-name="P22" svg:width="2.2295in" svg:height="7.9004in" svg:x="5.1583in" svg:y="0.9992in"><text:p text:style-name="P20"><text:span text:style-name="T16">Rigoberto Limon</text:span></text:p><text:p text:style-name="P20"><text:span text:style-name="T16">1003 N 17TH AVE</text:span></text:p><text:p text:style-name="P20"><text:span text:style-name="T16">MELROSE PARK, IL 60160</text:span></text:p><text:p text:style-name="P20"><text:span text:style-name="T17"/></text:p><text:p text:style-name="P20"><text:span text:style-name="T16">Email: limon1285</text:span></text:p><text:p text:style-name="P20"><text:span text:style-name="T16">@gmail.com</text:span></text:p><text:p text:style-name="P20"><text:span text:style-name="T17"/></text:p><text:p text:style-name="P20"><text:span text:style-name="T16">website: rigolimon.com</text:span></text:p><text:p text:style-name="P20"><text:span text:style-name="T17"/></text:p><text:p text:style-name="P20"><text:span text:style-name="T16">GitHub:</text:span></text:p><text:p text:style-name="P20"><text:span text:style-name="T16">Github.com/rigolimon</text:span></text:p><text:p text:style-name="P20"><text:span text:style-name="T17"/></text:p><text:p text:style-name="P20"><text:span text:style-name="T16">mobile: </text:span></text:p><text:p text:style-name="P20"><text:span text:style-name="T16">708-545-7287</text:span></text:p><text:p text:style-name="P20"><text:span text:style-name="T17"/></text:p><text:p text:style-name="P20"><text:span text:style-name="T16">LInkedIn: </text:span></text:p><text:p text:style-name="P20"><text:span text:style-name="T16">Linkedin.com/in/rigo0523</text:span></text:p><text:p text:style-name="P21"><text:span text:style-name="T16"/></text:p></draw:rect><draw:custom-shape draw:name="Text Box 204" draw:style-name="gr5" draw:text-style-name="P20" svg:width="2.4531in" svg:height="0.6642in" svg:x="5.0465in" svg:y="0.1394in"><text:p text:style-name="P20"><text:span text:style-name="T18">CONTACT:</text:span></text:p><draw:enhanced-geometry svg:viewBox="0 0 21600 21600" draw:mirror-horizontal="false" draw:mirror-vertical="false" draw:type="mso-spt202" draw:enhanced-path="M 0 0 L 21600 0 21600 21600 0 21600 0 0 Z N"/></draw:custom-shape></draw:g></text:p>
      <text:p text:style-name="P2">Front End Developer with training in UX/UI seeking employment in a company that will be a partner with me in developing my skills. Experience in team building, quality assurance <text:span text:style-name="T10">and lean manufacturing</text:span>. <text:s text:c="3"/></text:p>
      <text:p text:style-name="P8"><text:span text:style-name="T3">Professiona</text:span><text:span text:style-name="T4">l skills</text:span></text:p>
      <text:p text:style-name="P14">Front End Developer, <text:s/>Javascrip<text:span text:style-name="T15">t</text:span>, Query, HTML<text:span text:style-name="T2">5, </text:span>CSS<text:span text:style-name="T2">3, </text:span>UX and UI Design, Git Hub/ Git, AJAX, LINUX, Fluent in Spanish, Computer literacy, Typography, Teamwork, Leadership, Planning and organizing, Problem-solving and creative, Positive attitude and energy, Adaptability and flexibility, Ability to work competently with others in team environment, Quick to learn things and responsible, Fast typing, <text:span text:style-name="T11">Quality Control</text:span></text:p>
      <text:p text:style-name="P6">Experience</text:p>
      <text:p text:style-name="P19">Intern - crowdfynd, Inc. (June 2014 – august 2014)</text:p>
      <text:p text:style-name="P13">• <text:span text:style-name="T12">Helped generate new ideas to attract potential customers. </text:span></text:p>
      <text:p text:style-name="P15">• Helped team realize Responsive Design is really important now that more people are browsing the <text:span text:style-name="T15">Internet</text:span> on their phones. </text:p>
      <text:p text:style-name="P15">• Created an HTML, CSS, jQuery wire-frame to give an idea of how the website should look on a mobile phone.</text:p>
      <text:p text:style-name="P15"/>
      <text:p text:style-name="P1">Team leader - Jet Litho (20<text:span text:style-name="T1">11</text:span>-2014)</text:p>
      <text:p text:style-name="P3">• Led a group of people and responsible for the production and quality of products and ensure that they are free of defects.</text:p>
      <text:p text:style-name="P3">• Implemented overall equipment effectiveness (OEE) to assess production.</text:p>
      <text:p text:style-name="P3">• Served as an advisor to management on ways to improve production and quality within my department.</text:p>
      <text:p text:style-name="P3">• Used the 5S program reduce waste and optimize productivity through maintaining an orderly workplace and using visual cues to achieve more consistent operational results.</text:p>
      <text:p text:style-name="P3">• Held productive and effective weekly meetings with supervisor and team to brainstorm and generate new ideas to better improve the quality of the products.</text:p>
      <text:p text:style-name="P3">• Used lean manufacturing to review job environment and satisfaction, motivate participation among the team, develop new behavior patterns, and insist on lean methods and tools to save the company mone<text:span text:style-name="T15">y.</text:span></text:p>
      <text:p text:style-name="P7"><text:span text:style-name="T3">Education</text:span></text:p>
      <text:p text:style-name="P17"><text:span text:style-name="T7">Front End Development – StartUp Institute(2014)</text:span></text:p>
      <text:p text:style-name="P16"><text:span text:style-name="T5">Studied front-end web development, user experience design, and startup structure/culture. Startup Institute is an eight week, accelerated learning collaborative geared to produce top notch startup employees/founders.</text:span></text:p>
      <text:p text:style-name="P18"><text:span text:style-name="T13">AS Accounting</text:span><text:span text:style-name="T14"> – </text:span><text:span text:style-name="T13">Triton College (2007-2010)</text:span></text:p>
      <text:p text:style-name="P9"><text:soft-page-break/><text:span text:style-name="T3">Interest</text:span></text:p>
      <text:p text:style-name="P4"><text:span text:style-name="T8">I love going to the movies when I'm not coding. I also enjoy <text:s/>looking for the latest trends on Hacker News, Quora, Stack Overflow and Reddit. <text:s/>I happen to play sports during the summer as well and I'm a huge fan of European Soccer. I fell in love with code when I took an HTML/CSS course on Udemy and ever </text:span><text:span text:style-name="T9">since</text:span><text:span text:style-name="T8"> then, I haven't looked back. I love coding and making websites. </text:span></text:p>
      <text:p text:style-name="P10"><text:span text:style-name="T3">References</text:span></text:p>
      <text:p text:style-name="P5"><text:span text:style-name="T8">Glenn Wojnowiak - </text:span><text:span text:style-name="T6">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style:contextual-spacing="false"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9pt" style:font-name-asian="SimSun" style:font-family-asian="SimSun" style:font-family-generic-asian="system" style:font-pitch-asian="variable" style:font-size-asian="9pt" style:language-asian="ja" style:country-asian="JP" style:font-name-complex="Cambria1" style:font-family-complex="Cambri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Mangal1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style:contextual-spacing="false" fo:text-align="start" style:justify-single-word="false"/>
      <style:text-properties fo:color="#39a5b7" fo:font-size="26pt" style:font-name-asian="Cambria1" style:font-family-asian="Cambria" style:font-family-generic-asian="system" style:font-pitch-asian="variable" style:font-size-asian="26pt"/>
    </style:style>
    <style:style style:name="Section_20_Heading" style:display-name="Section Heading" style:family="paragraph" style:parent-style-name="Standard" style:default-outline-level="">
      <style:paragraph-properties fo:margin-top="0.3472in" fo:margin-bottom="0.0693in" style:contextual-spacing="false"/>
      <style:text-properties fo:color="#39a5b7" fo:font-size="12pt" fo:font-weight="bold" style:font-name-asian="Cambria1" style:font-family-asian="Cambria" style:font-family-generic-asian="system" style:font-pitch-asian="variable" style:font-size-asian="12pt" style:font-weight-asian="bold" style:font-weight-complex="bold"/>
    </style:style>
    <style:style style:name="List_20_Bullet" style:display-name="List Bullet" style:family="paragraph" style:parent-style-name="Standard" style:default-outline-level="">
      <style:paragraph-properties fo:margin-top="0in" fo:margin-bottom="0.0555in" style:contextual-spacing="false"/>
    </style:style>
    <style:style style:name="Subsection" style:family="paragraph" style:parent-style-name="Standard" style:default-outline-level="">
      <style:paragraph-properties fo:margin-top="0.1945in" fo:margin-bottom="0.0835in" style:contextual-spacing="false"/>
      <style:text-properties fo:text-transform="uppercase" fo:color="#262626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text-align="end" style:justify-single-word="false"/>
      <style:text-properties fo:color="#39a5b7"/>
    </style:style>
    <style:style style:name="Date" style:family="paragraph" style:parent-style-name="Standard" style:default-outline-level="">
      <style:paragraph-properties fo:margin-top="0.5in" fo:margin-bottom="0.1945in" style:contextual-spacing="false"/>
      <style:text-properties fo:color="#0d0d0d" fo:font-weight="bold" style:font-weight-asian="bold" style:font-weight-complex="bold"/>
    </style:style>
    <style:style style:name="Address" style:family="paragraph" style:parent-style-name="Standard" style:default-outline-level="">
      <style:paragraph-properties fo:line-height="140%"/>
    </style:style>
    <style:style style:name="Salutation" style:family="paragraph" style:parent-style-name="Standard" style:default-outline-level="" style:class="text">
      <style:paragraph-properties fo:margin-top="0.5555in" fo:margin-bottom="0.1252in" style:contextual-spacing="false"/>
      <style:text-properties fo:color="#0d0d0d" fo:font-weight="bold" style:font-weight-asian="bold" style:font-weight-complex="bold"/>
    </style:style>
    <style:style style:name="Closing" style:family="paragraph" style:parent-style-name="Standard" style:default-outline-level="">
      <style:paragraph-properties fo:margin-top="0.5in" fo:margin-bottom="0in" style:contextual-spacing="false"/>
      <style:text-properties fo:color="#0d0d0d" fo:font-weight="bold" style:font-weight-asian="bold" style:font-weight-complex="bold"/>
    </style:style>
    <style:style style:name="Signature" style:family="paragraph" style:parent-style-name="Standard" style:default-outline-level="" style:class="text">
      <style:paragraph-properties fo:margin-top="0.75in" fo:margin-bottom="0.1945in" style:contextual-spacing="false"/>
      <style:text-properties fo:color="#0d0d0d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style:letter-kerning="fals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39a5b7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39a5b7"/>
    </style:style>
    <style:style style:name="Date_20_Char" style:display-name="Date Char" style:family="text" style:parent-style-name="Default_20_Paragraph_20_Font">
      <style:text-properties fo:color="#0d0d0d" fo:font-weight="bold" style:font-weight-asian="bold" style:font-weight-complex="bold"/>
    </style:style>
    <style:style style:name="Salutation_20_Char" style:display-name="Salutation Char" style:family="text" style:parent-style-name="Default_20_Paragraph_20_Font">
      <style:text-properties fo:color="#0d0d0d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fo:color="#0d0d0d" fo:font-weight="bold" style:font-weight-asian="bold" style:font-weight-complex="bold"/>
    </style:style>
    <style:style style:name="Signature_20_Char" style:display-name="Signature Char" style:family="text" style:parent-style-name="Default_20_Paragraph_20_Font">
      <style:text-properties fo:color="#0d0d0d" fo:font-weight="bold" style:font-weight-asian="bold" style:font-weight-complex="bold"/>
    </style:style>
    <style:style style:name="ListLabel_20_1" style:display-name="ListLabel 1" style:family="text">
      <style:text-properties style:font-name-complex="Cambria1" style:font-family-complex="Cambria" style:font-family-generic-complex="system" style:font-pitch-complex="variable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fo:font-size="13pt" style:text-underline-style="none" fo:font-weight="normal" style:font-size-asian="13pt" style:font-weight-asian="normal" style:font-name-complex="Cambria1" style:font-family-complex="Cambria" style:font-family-generic-complex="system" style:font-pitch-complex="variable" style:font-size-complex="13pt" style:font-weight-complex="normal"/>
    </style:style>
    <style:style style:name="ListLabel_20_4" style:display-name="ListLabel 4" style:family="text">
      <style:text-properties fo:font-size="13pt" style:text-underline-style="none" fo:font-weight="normal" style:font-size-asian="13pt" style:font-weight-asian="normal" style:font-name-complex="Cambria1" style:font-family-complex="Cambria" style:font-family-generic-complex="system" style:font-pitch-complex="variable" style:font-size-complex="13pt" style:font-weight-complex="normal"/>
    </style:style>
    <style:style style:name="No_20_Spacing_20_Char" style:display-name="No Spacing Char" style:family="text" style:parent-style-name="Default_20_Paragraph_20_Font">
      <style:text-properties style:font-name="Calibri" fo:font-family="Calibri" style:font-family-generic="roman" style:font-pitch="variable" fo:font-size="11pt" style:letter-kerning="fals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5in" fo:margin-left="1in" fo:margin-right="1in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1"/>
    <style:master-page style:name="Converted2" style:page-layout-name="Mpm2"/>
    <style:master-page style:name="Converted3" style:page-layout-name="Mpm2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endoza</meta:initial-creator>
    <meta:editing-cycles>22</meta:editing-cycles>
    <meta:print-date>2014-07-19T00:10:00</meta:print-date>
    <meta:creation-date>2014-07-18T23:56:00</meta:creation-date>
    <dc:date>2014-08-12T13:29:52.756005809</dc:date>
    <meta:editing-duration>PT1H18M26S</meta:editing-duration>
    <meta:generator>LibreOffice/4.2.4.2$Linux_X86_64 LibreOffice_project/420m0$Build-2</meta:generator>
    <meta:document-statistic meta:table-count="0" meta:image-count="0" meta:object-count="0" meta:page-count="2" meta:paragraph-count="24" meta:word-count="403" meta:character-count="2606" meta:non-whitespace-character-count="22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